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5d16" officeooo:paragraph-rsid="00c12d5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15d16" officeooo:paragraph-rsid="00c167e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15d16" officeooo:paragraph-rsid="00c2552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15d16" officeooo:paragraph-rsid="00c5491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42"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143"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fo:font-weight="normal" officeooo:rsid="00c12d52" officeooo:paragraph-rsid="00c12d52"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fo:font-weight="normal" officeooo:rsid="00c12d52" officeooo:paragraph-rsid="00c167ed"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fo:font-weight="normal" officeooo:rsid="00c167ed" officeooo:paragraph-rsid="00c167ed"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fo:font-weight="normal" officeooo:rsid="00c167ed" officeooo:paragraph-rsid="00c2552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fo:font-weight="normal" officeooo:rsid="00c54919" officeooo:paragraph-rsid="00c54919" style:font-size-asian="10.5pt" style:font-weight-asian="normal" style:font-size-complex="12pt" style:font-weight-complex="normal"/>
    </style:style>
    <style:style style:name="P149"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50"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51"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53"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54"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55"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56"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57"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58"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59"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60"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61"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62"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erif" fo:font-size="12pt" fo:font-weight="bold" officeooo:rsid="00c54919" officeooo:paragraph-rsid="00c54919" style:font-size-asian="10.5pt" style:font-weight-asian="bold" style:font-size-complex="12pt" style:font-weight-complex="bold"/>
    </style:style>
    <style:style style:name="P165"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66"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67" style:family="paragraph" style:parent-style-name="Standard">
      <style:text-properties style:font-name="Liberation Serif" fo:font-size="12pt" fo:font-weight="bold" officeooo:rsid="00bba596" officeooo:paragraph-rsid="00bf762c" style:font-size-asian="12pt" style:font-weight-asian="bold" style:font-size-complex="12pt" style:font-weight-complex="bold"/>
    </style:style>
    <style:style style:name="P168" style:family="paragraph" style:parent-style-name="Standard">
      <style:text-properties style:font-name="Liberation Serif" fo:font-size="12pt" fo:font-weight="bold" officeooo:rsid="00bba596" officeooo:paragraph-rsid="00c2552a" style:font-size-asian="12pt" style:font-weight-asian="bold" style:font-size-complex="12pt" style:font-weight-complex="bold"/>
    </style:style>
    <style:style style:name="P169" style:family="paragraph" style:parent-style-name="Standard">
      <style:paragraph-properties fo:text-align="start" style:justify-single-word="false"/>
      <style:text-properties officeooo:paragraph-rsid="00b1a8f7"/>
    </style:style>
    <style:style style:name="P170" style:family="paragraph" style:parent-style-name="Standard">
      <style:paragraph-properties fo:text-align="start" style:justify-single-word="false"/>
      <style:text-properties officeooo:rsid="00b1eba9" officeooo:paragraph-rsid="00b1eba9"/>
    </style:style>
    <style:style style:name="P171" style:family="paragraph" style:parent-style-name="Standard">
      <style:text-properties officeooo:rsid="00b9febd" officeooo:paragraph-rsid="00b9febd"/>
    </style:style>
    <style:style style:name="P172" style:family="paragraph" style:parent-style-name="Standard">
      <style:text-properties fo:font-weight="bold" officeooo:rsid="00bcffcd" officeooo:paragraph-rsid="00bcffcd" style:font-weight-asian="bold" style:font-weight-complex="bold"/>
    </style:style>
    <style:style style:name="P173" style:family="paragraph" style:parent-style-name="Standard">
      <style:text-properties fo:font-weight="bold" officeooo:rsid="00bcffcd" officeooo:paragraph-rsid="00bf762c" style:font-weight-asian="bold" style:font-weight-complex="bold"/>
    </style:style>
    <style:style style:name="P174" style:family="paragraph" style:parent-style-name="Standard">
      <style:text-properties fo:font-weight="bold" officeooo:rsid="00bcffcd" officeooo:paragraph-rsid="00c12d52" style:font-weight-asian="bold" style:font-weight-complex="bold"/>
    </style:style>
    <style:style style:name="P175" style:family="paragraph" style:parent-style-name="Standard">
      <style:text-properties fo:font-weight="bold" officeooo:rsid="00bba596" officeooo:paragraph-rsid="00bba596" style:font-weight-asian="bold" style:font-weight-complex="bold"/>
    </style:style>
    <style:style style:name="P176" style:family="paragraph" style:parent-style-name="Standard">
      <style:text-properties fo:font-weight="normal" officeooo:rsid="00bba596" officeooo:paragraph-rsid="00bba596" style:font-weight-asian="normal" style:font-weight-complex="normal"/>
    </style:style>
    <style:style style:name="P177" style:family="paragraph" style:parent-style-name="Standard">
      <style:text-properties officeooo:rsid="00bcffcd" officeooo:paragraph-rsid="00bcffcd"/>
    </style:style>
    <style:style style:name="P178" style:family="paragraph" style:parent-style-name="Standard">
      <style:text-properties officeooo:rsid="00bcffcd" officeooo:paragraph-rsid="00bf762c"/>
    </style:style>
    <style:style style:name="P179" style:family="paragraph" style:parent-style-name="Standard">
      <style:text-properties officeooo:rsid="00bcffcd" officeooo:paragraph-rsid="00c12d52"/>
    </style:style>
    <style:style style:name="P180"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81"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82"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83"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84"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85" style:family="paragraph" style:parent-style-name="Standard">
      <style:paragraph-properties fo:text-align="start" style:justify-single-word="false" fo:break-before="page"/>
      <style:text-properties style:font-name="Liberation Serif" fo:font-size="12pt" fo:font-weight="bold" officeooo:rsid="00c54919" officeooo:paragraph-rsid="00c54919" style:font-size-asian="10.5pt" style:font-weight-asian="bold" style:font-size-complex="12pt" style:font-weight-complex="bold"/>
    </style:style>
    <style:style style:name="P186"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87"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88"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89"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90"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91"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92"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93"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94"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95"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96"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97"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98"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99"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00"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01"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202"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203"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204"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205"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206"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207"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208"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209"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210"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211"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12"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13"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214"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215"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216"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217"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218"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219"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20"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21"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22"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23"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24"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25"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26"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27"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28"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style:font-name="Liberation Serif" fo:font-size="12pt" fo:font-weight="normal" officeooo:rsid="00c54919" officeooo:paragraph-rsid="00c54919"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fo:font-weight="normal" officeooo:rsid="00c54919" officeooo:paragraph-rsid="00c7438b"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style:font-name="Liberation Serif" fo:font-size="12pt" fo:font-weight="normal" officeooo:rsid="00b15d16" officeooo:paragraph-rsid="00c7438b"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style:font-name="Liberation Serif" fo:font-size="12pt" fo:font-weight="normal" officeooo:rsid="00c7438b" officeooo:paragraph-rsid="00c7438b"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style:font-name="Liberation Serif" fo:font-size="12pt" fo:font-weight="bold" officeooo:rsid="00c54919" officeooo:paragraph-rsid="00c7438b" style:font-size-asian="10.5pt" style:font-weight-asian="bold" style:font-size-complex="12pt" style:font-weight-complex="bold"/>
    </style:style>
    <style:style style:name="P234" style:family="paragraph" style:parent-style-name="Standard" style:list-style-name="L4">
      <style:paragraph-properties fo:text-align="start" style:justify-single-word="false"/>
      <style:text-properties officeooo:paragraph-rsid="007d2eb2"/>
    </style:style>
    <style:style style:name="P235" style:family="paragraph" style:parent-style-name="Standard" style:list-style-name="L8">
      <style:paragraph-properties fo:text-align="start" style:justify-single-word="false"/>
      <style:text-properties officeooo:paragraph-rsid="008199ff"/>
    </style:style>
    <style:style style:name="P236"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officeooo:rsid="00c54919" style:font-size-asian="10.5pt" style:font-weight-asian="normal" style:font-size-complex="12pt" style:font-weight-complex="normal"/>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b98238" style:font-size-asian="12pt" style:font-weight-asian="normal" style:font-size-complex="12pt" style:font-weight-complex="normal"/>
    </style:style>
    <style:style style:name="T19" style:family="text">
      <style:text-properties style:font-name="Liberation Serif" officeooo:rsid="0007c9cd"/>
    </style:style>
    <style:style style:name="T20" style:family="text">
      <style:text-properties style:font-name="Liberation Serif" officeooo:rsid="007d2eb2"/>
    </style:style>
    <style:style style:name="T21" style:family="text">
      <style:text-properties style:font-name="Liberation Serif" officeooo:rsid="007e7a8e"/>
    </style:style>
    <style:style style:name="T22" style:family="text">
      <style:text-properties style:font-name="Liberation Serif" officeooo:rsid="00806349"/>
    </style:style>
    <style:style style:name="T23" style:family="text">
      <style:text-properties style:font-name="Liberation Serif" officeooo:rsid="00809156"/>
    </style:style>
    <style:style style:name="T24" style:family="text">
      <style:text-properties style:font-name="Liberation Serif" officeooo:rsid="008199ff"/>
    </style:style>
    <style:style style:name="T25" style:family="text">
      <style:text-properties style:font-name="Liberation Serif" officeooo:rsid="0086e122"/>
    </style:style>
    <style:style style:name="T26" style:family="text">
      <style:text-properties style:font-name="Liberation Serif" officeooo:rsid="008a918c"/>
    </style:style>
    <style:style style:name="T27" style:family="text">
      <style:text-properties style:font-name="Liberation Serif" officeooo:rsid="009d2add"/>
    </style:style>
    <style:style style:name="T28" style:family="text">
      <style:text-properties officeooo:rsid="00806349"/>
    </style:style>
    <style:style style:name="T29" style:family="text">
      <style:text-properties officeooo:rsid="008199ff"/>
    </style:style>
    <style:style style:name="T30" style:family="text">
      <style:text-properties officeooo:rsid="007de9fd"/>
    </style:style>
    <style:style style:name="T31" style:family="text">
      <style:text-properties officeooo:rsid="0086e122"/>
    </style:style>
    <style:style style:name="T32" style:family="text">
      <style:text-properties officeooo:rsid="00893d83"/>
    </style:style>
    <style:style style:name="T33" style:family="text">
      <style:text-properties officeooo:rsid="008a918c"/>
    </style:style>
    <style:style style:name="T34" style:family="text">
      <style:text-properties officeooo:rsid="008b74ce"/>
    </style:style>
    <style:style style:name="T35" style:family="text">
      <style:text-properties officeooo:rsid="008c507a"/>
    </style:style>
    <style:style style:name="T36" style:family="text">
      <style:text-properties officeooo:rsid="0095a702"/>
    </style:style>
    <style:style style:name="T37" style:family="text">
      <style:text-properties officeooo:rsid="00972f87"/>
    </style:style>
    <style:style style:name="T38" style:family="text">
      <style:text-properties officeooo:rsid="009a4234"/>
    </style:style>
    <style:style style:name="T39" style:family="text">
      <style:text-properties officeooo:rsid="009c09ad"/>
    </style:style>
    <style:style style:name="T40" style:family="text">
      <style:text-properties officeooo:rsid="009d2add"/>
    </style:style>
    <style:style style:name="T41" style:family="text">
      <style:text-properties officeooo:rsid="009d4811"/>
    </style:style>
    <style:style style:name="T42" style:family="text">
      <style:text-properties officeooo:rsid="009de6c6"/>
    </style:style>
    <style:style style:name="T43" style:family="text">
      <style:text-properties officeooo:rsid="00a13cd5"/>
    </style:style>
    <style:style style:name="T44" style:family="text">
      <style:text-properties officeooo:rsid="00a2cde2"/>
    </style:style>
    <style:style style:name="T45" style:family="text">
      <style:text-properties officeooo:rsid="00a352b3"/>
    </style:style>
    <style:style style:name="T46" style:family="text">
      <style:text-properties officeooo:rsid="00a58ff3"/>
    </style:style>
    <style:style style:name="T47" style:family="text">
      <style:text-properties fo:font-weight="normal" style:font-weight-asian="normal" style:font-weight-complex="normal"/>
    </style:style>
    <style:style style:name="T48" style:family="text">
      <style:text-properties fo:font-weight="normal" officeooo:rsid="00b98238" style:font-size-asian="10.5pt" style:font-weight-asian="normal" style:font-size-complex="12pt" style:font-weight-complex="normal"/>
    </style:style>
    <style:style style:name="T49" style:family="text">
      <style:text-properties fo:font-weight="normal" officeooo:rsid="00b9febd" style:font-size-asian="10.5pt" style:font-weight-asian="normal" style:font-size-complex="12pt" style:font-weight-complex="normal"/>
    </style:style>
    <style:style style:name="T50" style:family="text">
      <style:text-properties officeooo:rsid="00a68cee"/>
    </style:style>
    <style:style style:name="T51" style:family="text">
      <style:text-properties officeooo:rsid="00a7fba4"/>
    </style:style>
    <style:style style:name="T52" style:family="text">
      <style:text-properties officeooo:rsid="00aa1105"/>
    </style:style>
    <style:style style:name="T53" style:family="text">
      <style:text-properties officeooo:rsid="00aaf4be"/>
    </style:style>
    <style:style style:name="T54" style:family="text">
      <style:text-properties officeooo:rsid="00ad837a"/>
    </style:style>
    <style:style style:name="T55" style:family="text">
      <style:text-properties officeooo:rsid="00ae7eda"/>
    </style:style>
    <style:style style:name="T56" style:family="text">
      <style:text-properties officeooo:rsid="00b05424"/>
    </style:style>
    <style:style style:name="T57" style:family="text">
      <style:text-properties officeooo:rsid="00b15d16"/>
    </style:style>
    <style:style style:name="T58" style:family="text">
      <style:text-properties officeooo:rsid="00b1a8f7"/>
    </style:style>
    <style:style style:name="T59" style:family="text">
      <style:text-properties officeooo:rsid="00b3be94"/>
    </style:style>
    <style:style style:name="T60" style:family="text">
      <style:text-properties officeooo:rsid="00b45fd7"/>
    </style:style>
    <style:style style:name="T61" style:family="text">
      <style:text-properties officeooo:rsid="00b61f84"/>
    </style:style>
    <style:style style:name="T62" style:family="text">
      <style:text-properties officeooo:rsid="00b98238"/>
    </style:style>
    <style:style style:name="T63" style:family="text">
      <style:text-properties style:font-name="Liberation Serif1" style:font-size-asian="12pt"/>
    </style:style>
    <style:style style:name="T64" style:family="text">
      <style:text-properties style:font-name="Liberation Serif1" officeooo:rsid="00b98238" style:font-size-asian="12pt"/>
    </style:style>
    <style:style style:name="T65" style:family="text">
      <style:text-properties officeooo:rsid="00bcffcd"/>
    </style:style>
    <style:style style:name="T66" style:family="text">
      <style:text-properties officeooo:rsid="00bd08f4"/>
    </style:style>
    <style:style style:name="T67" style:family="text">
      <style:text-properties officeooo:rsid="00be2fef"/>
    </style:style>
    <style:style style:name="T68" style:family="text">
      <style:text-properties fo:font-weight="bold" style:font-weight-asian="bold" style:font-weight-complex="bold"/>
    </style:style>
    <style:style style:name="T69" style:family="text">
      <style:text-properties fo:font-weight="bold" officeooo:rsid="00bf6f98" style:font-weight-asian="bold" style:font-weight-complex="bold"/>
    </style:style>
    <style:style style:name="T70" style:family="text">
      <style:text-properties officeooo:rsid="00bf762c"/>
    </style:style>
    <style:style style:name="T71" style:family="text">
      <style:text-properties style:text-position="0% 100%"/>
    </style:style>
    <style:style style:name="T72" style:family="text">
      <style:text-properties officeooo:rsid="00c12d52"/>
    </style:style>
    <style:style style:name="T73" style:family="text">
      <style:text-properties officeooo:rsid="00c167ed"/>
    </style:style>
    <style:style style:name="T74" style:family="text">
      <style:text-properties officeooo:rsid="00c743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7138267267373313401" text:style-name="L1">
        <text:list-item>
          <text:p text:style-name="P187">Document <text:a xlink:type="simple" xlink:href="https://paulinoposada.github.io/web_fred/web_fred_2425/documents/presentacio_modul.pdf">presentació</text:a></text:p>
        </text:list-item>
        <text:list-item>
          <text:p text:style-name="P188"><text:a xlink:type="simple" xlink:href="https://paulinoposada.github.io/web_fred/web_fred_2425/index_fred_2425.html"><text:span text:style-name="T2">Lloc web</text:span></text:a></text:p>
        </text:list-item>
        <text:list-item>
          <text:p text:style-name="P201">Treball autònom tasca 1</text:p>
        </text:list-item>
        <text:list-item>
          <text:p text:style-name="P189"><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1843376084432658956" text:style-name="L2">
        <text:list-item>
          <text:p text:style-name="P194"><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202">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3264812552064412988" text:style-name="L3">
        <text:list-item>
          <text:p text:style-name="P195"><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208">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4097986523032624748" text:style-name="L4">
        <text:list-item>
          <text:p text:style-name="P234"><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25558159593992" text:continue-list="list7138267267373313401" text:style-name="L1">
        <text:list-item>
          <text:p text:style-name="P190"><text:span text:style-name="T19">Continuat amb apunts, <text:s/></text:span><text:a xlink:type="simple" xlink:href="https://paulinoposada.github.io/web_fred/web_fred_2425/apunts/unitat_1/fred_apunts_ud_1_1_gs.pdf"><text:span text:style-name="T19">unitat 1.1</text:span></text:a><text:span text:style-name="T19">, arribat fins </text:span><text:span text:style-name="T20">1.4 Ejercicios. </text:span><text:span text:style-name="T21">Fet exercicis fins 1.4-6.</text:span></text:p>
        </text:list-item>
        <text:list-item>
          <text:p text:style-name="P203"><text:span text:style-name="T21">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613589552453564250" text:style-name="L5">
        <text:list-item>
          <text:p text:style-name="P196"><text:span text:style-name="T19">Continuat amb apunts, <text:s/></text:span><text:a xlink:type="simple" xlink:href="https://paulinoposada.github.io/web_fred/web_fred_2425/apunts/unitat_1/fred_apunts_ud_1_1_gs.pdf"><text:span text:style-name="T19">unitat 1.1</text:span></text:a><text:span text:style-name="T19">, arribat </text:span><text:span text:style-name="T22">al final, 1.5.2 Soldadura fuerte</text:span></text:p>
        </text:list-item>
        <text:list-item>
          <text:p text:style-name="P204"><text:span text:style-name="T19">D</text:span><text:span text:style-name="T8">emostració soldadura tova</text:span></text:p>
        </text:list-item>
        <text:list-item>
          <text:p text:style-name="P210"><text:span text:style-name="T28">Reparto material per</text:span> <text:a xlink:type="simple" xlink:href="https://paulinoposada.github.io/web_fred/documents/practica_soldadura_blanda.pdf">pràctica soldadura tova</text:a></text:p>
        </text:list-item>
        <text:list-item>
          <text:p text:style-name="P211">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2945095345714306864" text:style-name="L6">
        <text:list-item>
          <text:p text:style-name="P212">Sortida amb Javier Catbajosa</text:p>
        </text:list-item>
      </text:list>
      <text:p text:style-name="P61"/>
      <text:p text:style-name="P61"/>
      <text:p text:style-name="P35"/>
      <text:p text:style-name="P180">Di<text:span text:style-name="T6">vendres<text:tab/>04</text:span>/<text:span text:style-name="T7">10</text:span>/2<text:span text:style-name="T3">4</text:span></text:p>
      <text:p text:style-name="P15"><text:s/></text:p>
      <text:list xml:id="list8576697802737851766" text:style-name="L7">
        <text:list-item>
          <text:p text:style-name="P197"><text:span text:style-name="T19">Co</text:span><text:span text:style-name="T23">mencem amb els</text:span><text:span text:style-name="T19"> apunts </text:span><text:span text:style-name="T23">de la </text:span><text:a xlink:type="simple" xlink:href="https://paulinoposada.github.io/web_fred/web_fred_2425/apunts/unitat_1/fred_apunts_ud_1_2_gs.pdf"><text:span text:style-name="T23">unitat 1.2</text:span></text:a><text:span text:style-name="T19">, arribat fins </text:span><text:span text:style-name="T23">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25556367221754" text:continue-list="list225558159593992" text:style-name="L1">
        <text:list-item>
          <text:p text:style-name="P191"><text:span text:style-name="T19">Continuat amb apunts, <text:s/></text:span><text:a xlink:type="simple" xlink:href="https://paulinoposada.github.io/web_fred/web_fred_2425/apunts/unitat_1/fred_apunts_ud_1_2_gs.pdf"><text:span text:style-name="T23">unitat 1.2</text:span></text:a><text:span text:style-name="T19">, arribat fins </text:span><text:span text:style-name="T20">1.</text:span><text:span text:style-name="T24">5</text:span><text:span text:style-name="T20"> Ejercicios </text:span><text:span text:style-name="T24">energía y potencia</text:span><text:span text:style-name="T20">. </text:span><text:span text:style-name="T21">Fet exercicis fins 1.</text:span><text:span text:style-name="T24">5</text:span><text:span text:style-name="T21">-</text:span><text:span text:style-name="T24">3</text:span><text:span text:style-name="T21">.</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4149478193018142278" text:style-name="L8">
        <text:list-item>
          <text:p text:style-name="P198"><text:span text:style-name="T19">Continuat amb apunts, <text:s/></text:span><text:a xlink:type="simple" xlink:href="https://paulinoposada.github.io/web_fred/web_fred_2425/apunts/unitat_1/fred_apunts_ud_1_2_gs.pdf"><text:span text:style-name="T23">unitat 1.2</text:span></text:a><text:span text:style-name="T19">, </text:span><text:span text:style-name="T24">fet exercicis 1.5-4 a 6.</text:span></text:p>
        </text:list-item>
        <text:list-item>
          <text:p text:style-name="P213">Comentat apartats 1.6.1 Calor específico, 1.6.2 Cambio de estado, calor sensible y latente, començat amb 1.6.3 Transmisión del calor. </text:p>
        </text:list-item>
        <text:list-item>
          <text:p text:style-name="P235"><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9">10</text:span>/<text:span text:style-name="T7">10</text:span>/2<text:span text:style-name="T3">4</text:span></text:p>
      <text:p text:style-name="P16"><text:s/></text:p>
      <text:list xml:id="list3766114813315548534" text:style-name="L9">
        <text:list-item>
          <text:p text:style-name="P214">Continuem amb la<text:span text:style-name="T30"> </text:span><text:a xlink:type="simple" xlink:href="https://paulinoposada.github.io/web_fred/documents/practica_soldadura_blanda.pdf"><text:span text:style-name="T30">pràctica soldadura tova</text:span></text:a><text:span text:style-name="T30">.</text:span></text:p>
        </text:list-item>
      </text:list>
      <text:p text:style-name="P62"/>
      <text:p text:style-name="P36"/>
      <text:p text:style-name="P36">Di<text:span text:style-name="T6">vendres<text:tab/>11</text:span>/<text:span text:style-name="T7">10</text:span>/2<text:span text:style-name="T3">4</text:span></text:p>
      <text:p text:style-name="P16"><text:s/></text:p>
      <text:list xml:id="list3761084356659987475" text:style-name="L10">
        <text:list-item>
          <text:p text:style-name="P215"><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25557363619315" text:continue-list="list225556367221754" text:style-name="L1">
        <text:list-item>
          <text:p text:style-name="P192"><text:span text:style-name="T19">Continuat amb apunts, <text:s/></text:span><text:a xlink:type="simple" xlink:href="https://paulinoposada.github.io/web_fred/web_fred_2425/apunts/unitat_1/fred_apunts_ud_1_2_gs.pdf"><text:span text:style-name="T23">unitat 1.2</text:span></text:a><text:span text:style-name="T19">, </text:span><text:span text:style-name="T25">terminat de comentar l'exemple </text:span><text:span text:style-name="T19">de tranmissió de calor a través d'una paret de la pàg. 19. </text:span></text:p>
        </text:list-item>
        <text:list-item>
          <text:p text:style-name="P205"><text:span text:style-name="T19">C</text:span><text:span text:style-name="T8">omentat apartat 1.6.5 Saturació, subrefredament i sobreescalfament</text:span></text:p>
        </text:list-item>
        <text:list-item>
          <text:p text:style-name="P219">Fet els exercicis 1.7.1 a 3.</text:p>
        </text:list-item>
      </text:list>
      <text:p text:style-name="P5"/>
      <text:p text:style-name="P5"/>
      <text:p text:style-name="P37">Di<text:span text:style-name="T4">mecres</text:span><text:tab/><text:span text:style-name="T31">16</text:span>/<text:span text:style-name="T7">10</text:span>/2<text:span text:style-name="T3">4</text:span></text:p>
      <text:p text:style-name="P17"><text:s/></text:p>
      <text:list xml:id="list5519452712006545" text:style-name="L11">
        <text:list-item>
          <text:p text:style-name="P236"><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9">17</text:span>/<text:span text:style-name="T7">10</text:span>/2<text:span text:style-name="T3">4</text:span></text:p>
      <text:p text:style-name="P17"><text:s/></text:p>
      <text:list xml:id="list5509591096810484371" text:style-name="L12">
        <text:list-item>
          <text:p text:style-name="P220">Come<text:span text:style-name="T32">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5579115239892158131" text:style-name="L13">
        <text:list-item>
          <text:p text:style-name="P216"><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3">22</text:span>/<text:span text:style-name="T7">10</text:span>/2<text:span text:style-name="T3">4</text:span></text:p>
      <text:p text:style-name="P18"/>
      <text:list xml:id="list225558042305444" text:continue-list="list225557363619315" text:style-name="L1">
        <text:list-item>
          <text:p text:style-name="P193"><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item>
          <text:p text:style-name="P206"><text:span text:style-name="T19">C</text:span><text:span text:style-name="T8">omentat apartat 1.</text:span><text:span text:style-name="T26">8.1 Compresión de un gas a temperatura constante.</text:span></text:p>
        </text:list-item>
        <text:list-item>
          <text:p text:style-name="P206"><text:span text:style-name="T19">C</text:span><text:span text:style-name="T26">omentat apartat 1.8.2 Expansión de un gas a presión constante.</text:span></text:p>
        </text:list-item>
        <text:list-item>
          <text:p text:style-name="P206"><text:span text:style-name="T19">C</text:span><text:span text:style-name="T26">omentat apartat 1.8.3 Mezcla de gases.</text:span></text:p>
        </text:list-item>
        <text:list-item>
          <text:p text:style-name="P207"><text:span text:style-name="T26">C</text:span><text:span text:style-name="T8">omencem amb l'apartat 1.8.4 Diagrama entálpìco (de Mollier)</text:span></text:p>
        </text:list-item>
      </text:list>
      <text:p text:style-name="P6"/>
      <text:p text:style-name="P6"/>
      <text:p text:style-name="P38">Di<text:span text:style-name="T4">mecres</text:span><text:tab/><text:span text:style-name="T33">23</text:span>/<text:span text:style-name="T7">10</text:span>/2<text:span text:style-name="T3">4</text:span></text:p>
      <text:p text:style-name="P18"><text:s/></text:p>
      <text:list xml:id="list2364685195449017094" text:style-name="L14">
        <text:list-item>
          <text:p text:style-name="P221">Co<text:span text:style-name="T34">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3">24</text:span>/<text:span text:style-name="T7">10</text:span>/2<text:span text:style-name="T3">4</text:span></text:p>
      <text:p text:style-name="P18"><text:s/></text:p>
      <text:list xml:id="list8854789589488096236" text:style-name="L15">
        <text:list-item>
          <text:p text:style-name="P199"><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item>
          <text:p text:style-name="P222"><text:span text:style-name="T2">C</text:span>omentat <text:span text:style-name="T35">exercici 1.7-5.</text:span></text:p>
        </text:list-item>
        <text:list-item>
          <text:p text:style-name="P223"><text:span text:style-name="T2">C</text:span>omentat apartat <text:span text:style-name="T35">1.8.4 Diagrama Mollier.</text:span></text:p>
        </text:list-item>
        <text:list-item>
          <text:p text:style-name="P224">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4586197916017766022" text:style-name="L16">
        <text:list-item>
          <text:p text:style-name="P200"><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
      <text:p text:style-name="P70"/>
      <text:list xml:id="list225556755649252" text:continue-numbering="true" text:style-name="L16">
        <text:list-header>
          <text:p text:style-name="P209"/>
        </text:list-header>
      </text:list>
      <text:p text:style-name="P39">Di<text:span text:style-name="T4">marts</text:span><text:tab/><text:span text:style-name="T33">29</text:span>/<text:span text:style-name="T7">10</text:span>/2<text:span text:style-name="T3">4</text:span></text:p>
      <text:p text:style-name="P19"/>
      <text:list xml:id="list225556847385618" text:continue-list="list225558042305444" text:style-name="L1">
        <text:list-item>
          <text:p text:style-name="P217"><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5">30</text:span>/<text:span text:style-name="T7">10</text:span>/2<text:span text:style-name="T3">4</text:span></text:p>
      <text:p text:style-name="P19"><text:s/></text:p>
      <text:list xml:id="list1809832977351154902" text:style-name="L17">
        <text:list-item>
          <text:p text:style-name="P227">Comentem exemple de càlcul de conservació de cabal.</text:p>
        </text:list-item>
        <text:list-item>
          <text:p text:style-name="P227">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5">31</text:span>/<text:span text:style-name="T7">10</text:span>/2<text:span text:style-name="T3">4</text:span></text:p>
      <text:p text:style-name="P19"><text:s/></text:p>
      <text:list xml:id="list9159594086536164873" text:style-name="L18">
        <text:list-item>
          <text:p text:style-name="P225">lliure centre</text:p>
        </text:list-item>
      </text:list>
      <text:p text:style-name="P39"/>
      <text:p text:style-name="P39">Di<text:span text:style-name="T6">vendres<text:tab/>01</text:span>/<text:span text:style-name="T7">11</text:span>/2<text:span text:style-name="T3">4</text:span></text:p>
      <text:p text:style-name="P19"><text:s/></text:p>
      <text:list xml:id="list2555222637690026943" text:style-name="L19">
        <text:list-item>
          <text:p text:style-name="P226"><text:span text:style-name="T2">T</text:span>ots Sants</text:p>
        </text:list-item>
      </text:list>
      <text:p text:style-name="P39"><text:soft-page-break/>Di<text:span text:style-name="T4">marts</text:span><text:tab/><text:span text:style-name="T35">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25556555452711" text:continue-list="list225556847385618" text:style-name="L1">
        <text:list-header>
          <text:p text:style-name="P218"/>
        </text:list-header>
      </text:list>
      <text:p text:style-name="P7"/>
      <text:p text:style-name="P7"/>
      <text:p text:style-name="P39">Di<text:span text:style-name="T4">mecres</text:span><text:tab/><text:span text:style-name="T35">06</text:span>/<text:span text:style-name="T7">11</text:span>/2<text:span text:style-name="T3">4</text:span></text:p>
      <text:p text:style-name="P19"><text:s/></text:p>
      <text:p text:style-name="P73"><text:span text:style-name="T34">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5">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6">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6">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6">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7">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81">Di<text:span text:style-name="T4">marts</text:span><text:tab/><text:span text:style-name="T36">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8">20</text:span>/<text:span text:style-name="T7">11</text:span>/2<text:span text:style-name="T3">4</text:span></text:p>
      <text:p text:style-name="P27">Comentat la fitxa tècnica del R600a.</text:p>
      <text:p text:style-name="P22"><text:span text:style-name="T39">Comentat les </text:span><text:a xlink:type="simple" xlink:href="https://paulinoposada.github.io/web_fred/web_fred_2425/documents/instrucciones_equipo_recuperacion.pdf"><text:span text:style-name="T39">instruccions abreujades de la recuperadora de refrigerant</text:span></text:a><text:span text:style-name="T39">.</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8">21</text:span>/<text:span text:style-name="T7">11</text:span>/2<text:span text:style-name="T3">4</text:span></text:p>
      <text:p text:style-name="P23"><text:s/><text:span text:style-name="T8">Co</text:span><text:span text:style-name="T27">mençat</text:span><text:span text:style-name="T8"> amb apunts, </text:span><text:a xlink:type="simple" xlink:href="https://paulinoposada.github.io/web_fred/web_fred_2425/apunts/unitat_2/fred_apunts_ud2_1_gs.pdf"><text:span text:style-name="T27">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7">unitat 2.1</text:span></text:a><text:span text:style-name="T8">.</text:span></text:p>
      <text:p text:style-name="P89">Comentat apartat 2.1.1 Clasificación de compresores por su integración en el circuito frigorífico</text:p>
      <text:p text:style-name="P89">Comentat exemple 2.1.1.1-1</text:p>
      <text:p text:style-name="P182">Di<text:span text:style-name="T4">marts</text:span><text:tab/><text:span text:style-name="T40">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8">27</text:span>/<text:span text:style-name="T7">11</text:span>/2<text:span text:style-name="T3">4</text:span></text:p>
      <text:p text:style-name="P89">Examen</text:p>
      <text:p text:style-name="P59"/>
      <text:p text:style-name="P42">Di<text:span text:style-name="T6">jous<text:tab/></text:span><text:tab/><text:span text:style-name="T38">28</text:span>/<text:span text:style-name="T7">11</text:span>/2<text:span text:style-name="T3">4</text:span></text:p>
      <text:p text:style-name="P23"><text:span text:style-name="T41">Comentem la </text:span><text:a xlink:type="simple" xlink:href="https://paulinoposada.github.io/web_fred/web_fred_2425/examens/241127_omf_map33b_examen_sol.pdf"><text:span text:style-name="T41">solució de l'examen</text:span></text:a><text:span text:style-name="T41">.</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7">unitat 2.1</text:span></text:a><text:span text:style-name="T8">.</text:span></text:p>
      <text:p text:style-name="P23"><text:span text:style-name="T42">Comentem exemple 2.1.2.2-1</text:span> </text:p>
      <text:p text:style-name="P84"/>
      <text:p text:style-name="P80"/>
      <text:p text:style-name="P183">Di<text:span text:style-name="T4">marts</text:span><text:tab/><text:span text:style-name="T43">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3">04</text:span>/<text:span text:style-name="T7">12</text:span>/2<text:span text:style-name="T3">4</text:span></text:p>
      <text:p text:style-name="P90"/>
      <text:p text:style-name="P95"><text:span text:style-name="T44">Posem en marxa</text:span> <text:span text:style-name="T44">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3">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5">10</text:span>/<text:span text:style-name="T7">12</text:span>/2<text:span text:style-name="T3">4</text:span></text:p>
      <text:p text:style-name="P30"/>
      <text:p text:style-name="P96">Baixa</text:p>
      <text:p text:style-name="P12"/>
      <text:p text:style-name="P44">Di<text:span text:style-name="T4">mecres</text:span><text:tab/><text:span text:style-name="T45">11</text:span>/<text:span text:style-name="T7">12</text:span>/2<text:span text:style-name="T3">4</text:span></text:p>
      <text:p text:style-name="P91"/>
      <text:p text:style-name="P96">Baixa</text:p>
      <text:p text:style-name="P44"/>
      <text:p text:style-name="P44">Di<text:span text:style-name="T6">jous<text:tab/></text:span><text:tab/><text:span text:style-name="T45">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5">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5">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5">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6">del 18/12/24</text:span></text:a><text:span text:style-name="T46">. </text:span></text:p>
      <text:p text:style-name="P50"><text:span text:style-name="T47">Comentem </text:span><text:a xlink:type="simple" xlink:href="https://paulinoposada.github.io/web_fred/web_fred_2425/documents/ta/ta_08.pdf"><text:span text:style-name="T47">treball autonom 8</text:span></text:a><text:span text:style-name="T47">,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50">08</text:span>/<text:span text:style-name="T50">01</text:span>/2<text:span text:style-name="T50">5</text:span></text:p>
      <text:p text:style-name="P92"/>
      <text:p text:style-name="P100">Com<text:span text:style-name="T51">p</text:span>a<text:span text:style-name="T51">r</text:span>em resultats dels programes de simulació SOLKANE amb els resultats del exemple<text:span text:style-name="T51">s 2.1.1.1-1 i</text:span> <text:span text:style-name="T51">2.1.2.2-1.</text:span></text:p>
      <text:p text:style-name="P101">Comentem exemple 2.1.2.2-2.</text:p>
      <text:p text:style-name="P101"/>
      <text:p text:style-name="P102">Taller</text:p>
      <text:p text:style-name="P102">Grup 2 munta circuits referedadora. La resta carreguem de refrigerant un aire condicionat.</text:p>
      <text:p text:style-name="P152"/>
      <text:p text:style-name="P96"/>
      <text:p text:style-name="P46">Di<text:span text:style-name="T52">jous</text:span><text:tab/><text:span text:style-name="T50">09</text:span>/<text:span text:style-name="T50">01</text:span>/2<text:span text:style-name="T50">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3">vendres</text:span><text:tab/><text:span text:style-name="T53">10</text:span>/<text:span text:style-name="T50">01</text:span>/2<text:span text:style-name="T50">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53">Dimarts<text:tab/>14/01/25</text:p>
      <text:p text:style-name="P153"/>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54">Dim<text:span text:style-name="T54">ecres</text:span><text:tab/>1<text:span text:style-name="T54">5</text:span>/01/25</text:p>
      <text:p text:style-name="P154"/>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55"/>
      <text:p text:style-name="P184">Di<text:span text:style-name="T55">jous</text:span><text:tab/>1<text:span text:style-name="T55">6</text:span>/01/25</text:p>
      <text:p text:style-name="P155"/>
      <text:p text:style-name="P115">Baixat al taller <text:span text:style-name="T56">i</text:span> fet funcionar la refredadora, registrant les següents temperatures:</text:p>
      <text:p text:style-name="P115"/>
      <text:list xml:id="list4370386471961761046" text:style-name="L20">
        <text:list-item>
          <text:p text:style-name="P228">Impulsió condensador</text:p>
        </text:list-item>
        <text:list-item>
          <text:p text:style-name="P228">Retorn condensador</text:p>
        </text:list-item>
        <text:list-item>
          <text:p text:style-name="P228">Impusió evaporador</text:p>
        </text:list-item>
        <text:list-item>
          <text:p text:style-name="P228">Retorn evaporador</text:p>
        </text:list-item>
        <text:list-item>
          <text:p text:style-name="P228">Aigua galleda</text:p>
        </text:list-item>
      </text:list>
      <text:p text:style-name="P109"/>
      <text:p text:style-name="P109"><text:span text:style-name="T55">Primer hem deixat que la referdadora es poses a règim. A continuació hem reduït el cabal d'aigua de piscina al condensador. Finalment hem desconctat el ventilador del fan coil.</text:span> </text:p>
      <text:p text:style-name="P109"/>
      <text:p text:style-name="P156"/>
      <text:p text:style-name="P156">Di<text:span text:style-name="T56">vendres</text:span><text:tab/>1<text:span text:style-name="T56">7</text:span>/01/25</text:p>
      <text:p text:style-name="P156"/>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57">Di<text:span text:style-name="T57">marts</text:span><text:tab/><text:span text:style-name="T57">21</text:span>/01/25</text:p>
      <text:p text:style-name="P157"/>
      <text:p text:style-name="P111"><text:span text:style-name="T57">Terminem amb els apunts de la </text:span><text:a xlink:type="simple" xlink:href="https://paulinoposada.github.io/web_fred/web_fred_2425/apunts/unitat_2/fred_apunts_ud2_1_gs.pdf"><text:span text:style-name="T57">unitat 2.1</text:span></text:a><text:span text:style-name="T57">.</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58">Di<text:span text:style-name="T57">mecres</text:span><text:tab/><text:span text:style-name="T57">22</text:span>/01/25</text:p>
      <text:p text:style-name="P158"/>
      <text:p text:style-name="P118">Co<text:span text:style-name="T58">ntinuem</text:span> amb la <text:a xlink:type="simple" xlink:href="https://paulinoposada.github.io/web_fred/web_fred_2425/apunts/unitat_2/fred_apunts_ud2_2_gs.pdf">unitat 2.2</text:a>.</text:p>
      <text:p text:style-name="P118"/>
      <text:p text:style-name="P130">Comentem apartat 2.1.2 Efecte de la variació de temperatura del mpc en la temperatura de condensació.</text:p>
      <text:p text:style-name="P169"/>
      <text:p text:style-name="P169"><text:span text:style-name="T14">Comentem apartat 2.1.3 Aprofitam</text:span><text:span text:style-name="T15">e</text:span><text:span text:style-name="T14">nt de la capacitat d'un condensador.</text:span></text:p>
      <text:p text:style-name="P169"/>
      <text:p text:style-name="P170"><text:span text:style-name="T14">B</text:span><text:span text:style-name="T9">aixem al taller, grup 2 carrega un equip d'aire condicionat i recupera el refrigerant, grup 3 munta la refredadora. </text:span></text:p>
      <text:p text:style-name="P130"/>
      <text:p text:style-name="P119"/>
      <text:p text:style-name="P186"/>
      <text:p text:style-name="P159">Di<text:span text:style-name="T59">jous</text:span><text:tab/><text:tab/><text:span text:style-name="T57">23</text:span>/01/25</text:p>
      <text:p text:style-name="P159"/>
      <text:p text:style-name="P131">Mesurat cabals d'aigua en refredadora. Circuit condensador 0,67 kg/s (0,5kg/s), circuit evaporador 0,11 kg/s (0,136 kg/s).</text:p>
      <text:p text:style-name="P131"><text:s/></text:p>
      <text:p text:style-name="P119">Co<text:span text:style-name="T58">ntinuem</text:span> amb la <text:a xlink:type="simple" xlink:href="https://paulinoposada.github.io/web_fred/web_fred_2425/apunts/unitat_2/fred_apunts_ud2_2_gs.pdf">unitat 2.2</text:a>.</text:p>
      <text:p text:style-name="P131">Comentem càlcul de potència en condensador i evaporador amb cabal de massa i diferencia de temperatura entre entrada i sortida d'aigua.</text:p>
      <text:p text:style-name="P118"/>
      <text:p text:style-name="P118"/>
      <text:p text:style-name="P160">Di<text:span text:style-name="T60">vendres</text:span><text:tab/><text:tab/><text:span text:style-name="T57">24</text:span>/01/25</text:p>
      <text:p text:style-name="P160"/>
      <text:p text:style-name="P120">Co<text:span text:style-name="T58">ntinuem</text:span> amb la <text:a xlink:type="simple" xlink:href="https://paulinoposada.github.io/web_fred/web_fred_2425/apunts/unitat_2/fred_apunts_ud2_2_gs.pdf">unitat 2.2</text:a>.</text:p>
      <text:p text:style-name="P132">Comentem exemple 2.2.1-1.</text:p>
      <text:p text:style-name="P132"/>
      <text:p text:style-name="P132"/>
      <text:p text:style-name="P161">Di<text:span text:style-name="T61">marts</text:span><text:tab/><text:tab/><text:span text:style-name="T57">28</text:span>/01/25</text:p>
      <text:p text:style-name="P161"/>
      <text:p text:style-name="P121">Co<text:span text:style-name="T61">mentem dubtes relatius a l'examen de demà.</text:span></text:p>
      <text:p text:style-name="P133"/>
      <text:p text:style-name="P133"/>
      <text:p text:style-name="P162">Di<text:span text:style-name="T61">mecres</text:span><text:tab/><text:tab/><text:span text:style-name="T57">29</text:span>/01/25</text:p>
      <text:p text:style-name="P162"/>
      <text:p text:style-name="P136">Feim el primer examen de la segona avaluació.</text:p>
      <text:p text:style-name="P134"/>
      <text:p text:style-name="P134"/>
      <text:p text:style-name="P163">Di<text:span text:style-name="T62">jous</text:span><text:tab/><text:tab/><text:tab/><text:span text:style-name="T62">30</text:span>/01/25</text:p>
      <text:p text:style-name="P163"/>
      <text:p text:style-name="P122">Co<text:span text:style-name="T58">ntinuem</text:span> amb la <text:a xlink:type="simple" xlink:href="https://paulinoposada.github.io/web_fred/web_fred_2425/apunts/unitat_2/fred_apunts_ud2_2_gs.pdf">unitat 2.2</text:a>.</text:p>
      <text:p text:style-name="P135">Comentem exemple 2.2.<text:span text:style-name="T62">2</text:span>.1-1.</text:p>
      <text:p text:style-name="P137">Comentem apartat 2.2.2.2 <text:span text:style-name="T63">Condensadores multitubulares horizontales</text:span></text:p>
      <text:p text:style-name="P135"><text:span text:style-name="T63">Comentem exemple 2.2.</text:span><text:span text:style-name="T64">2</text:span><text:span text:style-name="T63">.</text:span><text:span text:style-name="T64">2</text:span><text:span text:style-name="T63">-1.</text:span></text:p>
      <text:p text:style-name="Standard"><text:span text:style-name="T48">Comentem apartat 2.2.2.</text:span><text:span text:style-name="T49">3</text:span><text:span text:style-name="T18"> Condensadores enfriados por agua de mar</text:span></text:p>
      <text:p text:style-name="P171"><text:span text:style-name="T18">C</text:span><text:span text:style-name="T17">omentem exercicis 2.3.1 a 4.</text:span></text:p>
      <text:p text:style-name="P171"/>
      <text:p text:style-name="P177"/>
      <text:p text:style-name="P172">Divendres<text:tab/><text:tab/>31/01/25</text:p>
      <text:p text:style-name="P177"/>
      <text:p text:style-name="P177">Comentem la solució de l'examen.</text:p>
      <text:p text:style-name="P123">Co<text:span text:style-name="T58">ntinuem</text:span> amb la <text:a xlink:type="simple" xlink:href="https://paulinoposada.github.io/web_fred/web_fred_2425/apunts/unitat_2/fred_apunts_ud2_2_gs.pdf">unitat 2.2</text:a>.</text:p>
      <text:p text:style-name="P138">Comentem apartats 3.1 fins a 3.2.2.1</text:p>
      <text:p text:style-name="P138"/>
      <text:p text:style-name="P138"/>
      <text:p text:style-name="P166">Dim<text:span text:style-name="T65">arts</text:span> <text:tab/><text:tab/>0<text:span text:style-name="T65">4</text:span>/02/25</text:p>
      <text:p text:style-name="P166"/>
      <text:p text:style-name="P123">Co<text:span text:style-name="T58">ntinuem</text:span> amb la <text:a xlink:type="simple" xlink:href="https://paulinoposada.github.io/web_fred/web_fred_2425/apunts/unitat_2/fred_apunts_ud2_2_gs.pdf">unitat 2.2</text:a>.</text:p>
      <text:p text:style-name="P138">Comentem apartats 3.2.2.2 y 3.2.2.3.</text:p>
      <text:p text:style-name="P138">Começem amb apartat 4 Dispositius d'expansió.</text:p>
      <text:p text:style-name="P138">Comentem apartat 4.1 Tubs capil·lars.</text:p>
      <text:p text:style-name="P138">Comentem apartat 4.2 Vàlvules d'expansió termostàtica i 4.2.1 Ajustament del sobreescalfament.</text:p>
      <text:p text:style-name="P138"/>
      <text:p text:style-name="P138"><text:soft-page-break/></text:p>
      <text:p text:style-name="P165">Dimecres <text:tab/><text:tab/>05/02/25</text:p>
      <text:p text:style-name="P175"/>
      <text:p text:style-name="P124">Co<text:span text:style-name="T58">ntinuem</text:span> amb la <text:a xlink:type="simple" xlink:href="https://paulinoposada.github.io/web_fred/web_fred_2425/apunts/unitat_2/fred_apunts_ud2_2_gs.pdf">unitat 2.2</text:a>.</text:p>
      <text:p text:style-name="P139">Comentem <text:span text:style-name="T67">exercicis 4.2.1-1 i 2.</text:span></text:p>
      <text:p text:style-name="P140">Comentem apartat 4.2.2 Montaje y posición del bulbo de la válvula termostática</text:p>
      <text:p text:style-name="P140">Comencem amb l'apartat 4.2.5 Selecció de la vàlvula termostàtica</text:p>
      <text:p text:style-name="P140"/>
      <text:p text:style-name="P139"/>
      <text:p text:style-name="P149">Grups 1 i 4 munten refredadora</text:p>
      <text:p text:style-name="P176">Grup 3 <text:span text:style-name="T66">i 2</text:span> <text:span text:style-name="T66">carreguen i descarreguen l'</text:span>aire condicionat.</text:p>
      <text:p text:style-name="P149"/>
      <text:p text:style-name="P149"/>
      <text:p text:style-name="P150"><text:span text:style-name="T68">Di</text:span><text:span text:style-name="T69">jous</text:span><text:span text:style-name="T68"> <text:tab/><text:tab/>0</text:span><text:span text:style-name="T69">6</text:span><text:span text:style-name="T68">/02/25</text:span></text:p>
      <text:p text:style-name="P150"/>
      <text:p text:style-name="P125">Co<text:span text:style-name="T58">ntinuem</text:span> amb la <text:a xlink:type="simple" xlink:href="https://paulinoposada.github.io/web_fred/web_fred_2425/apunts/unitat_2/fred_apunts_ud2_2_gs.pdf">unitat 2.2</text:a>.</text:p>
      <text:p text:style-name="P125"/>
      <text:p text:style-name="P141">Repassem el funcionament de la vàlvula termostàtica.</text:p>
      <text:p text:style-name="P141">Comentem el motiu d'utilització de las vàlvules MOP.</text:p>
      <text:p text:style-name="P141">Comentem com seleccionar una vàlvula termostàtica, exemple 4.2.5-1.</text:p>
      <text:p text:style-name="P150"/>
      <text:p text:style-name="P150"/>
      <text:p text:style-name="P173">Divendres<text:tab/><text:tab/><text:span text:style-name="T70">07</text:span>/0<text:span text:style-name="T70">2</text:span>/25</text:p>
      <text:p text:style-name="P178"/>
      <text:p text:style-name="P142">Baixem al taller, carreguem el simulador amb 2,4 kg d'R134<text:span text:style-name="T71">a</text:span>. Comprovem que no es veuen bombolles al visor.</text:p>
      <text:p text:style-name="P142"/>
      <text:p text:style-name="P142"/>
      <text:p text:style-name="P174">Di<text:span text:style-name="T72">marts</text:span><text:tab/><text:tab/><text:span text:style-name="T72">11</text:span>/0<text:span text:style-name="T70">2</text:span>/25</text:p>
      <text:p text:style-name="P179"/>
      <text:p text:style-name="P126">Co<text:span text:style-name="T58">ntinuem</text:span> amb la <text:a xlink:type="simple" xlink:href="https://paulinoposada.github.io/web_fred/web_fred_2425/apunts/unitat_2/fred_apunts_ud2_2_gs.pdf">unitat 2.2</text:a>.</text:p>
      <text:p text:style-name="P126"/>
      <text:p text:style-name="P144">Comentem els exercicis 5-1 a 14.</text:p>
      <text:p text:style-name="P143"/>
      <text:p text:style-name="P143"/>
      <text:p text:style-name="P151"/>
      <text:p text:style-name="P167"><text:span text:style-name="T73">Dimecres<text:tab/><text:tab/>12/02/25</text:span> </text:p>
      <text:p text:style-name="P167"/>
      <text:p text:style-name="P127">Co<text:span text:style-name="T58">ntinuem</text:span> amb la <text:a xlink:type="simple" xlink:href="https://paulinoposada.github.io/web_fred/web_fred_2425/apunts/unitat_2/fred_apunts_ud2_2_gs.pdf">unitat 2.2</text:a>.</text:p>
      <text:p text:style-name="P145">Comentem els exercicis 5-1<text:span text:style-name="T73">5</text:span> a <text:span text:style-name="T73">5-21.</text:span></text:p>
      <text:p text:style-name="P146"/>
      <text:p text:style-name="P146"/>
      <text:p text:style-name="P146"/>
      <text:p text:style-name="P168"><text:span text:style-name="T73">Dijous<text:tab/><text:tab/><text:tab/>13/02/25</text:span> </text:p>
      <text:p text:style-name="P168"/>
      <text:p text:style-name="P128">Co<text:span text:style-name="T58">ntinuem</text:span> amb la <text:a xlink:type="simple" xlink:href="https://paulinoposada.github.io/web_fred/web_fred_2425/apunts/unitat_2/fred_apunts_ud2_2_gs.pdf">unitat 2.2</text:a>.</text:p>
      <text:p text:style-name="P147">Comentem apartat 6 Components mecànics del circuit.</text:p>
      <text:p text:style-name="P147"/>
      <text:p text:style-name="P148"/>
      <text:p text:style-name="P164"/>
      <text:p text:style-name="P185">Divendres<text:tab/><text:tab/>14/02/25</text:p>
      <text:p text:style-name="P164"/>
      <text:p text:style-name="P129">Co<text:span text:style-name="T58">ntinuem</text:span> amb la <text:a xlink:type="simple" xlink:href="https://paulinoposada.github.io/web_fred/web_fred_2425/apunts/unitat_2/fred_apunts_ud2_2_gs.pdf">unitat 2.2</text:a>.</text:p>
      <text:p text:style-name="P148">Comentem selecció del cos d'una VET, exercici 7.1 i resolem la primera part de l'exercici, calculant les dades del compressor i representant el cicle en el diagrama p h.</text:p>
      <text:p text:style-name="P148"/>
      <text:p text:style-name="P148"/>
      <text:p text:style-name="P233">Di<text:span text:style-name="T74">marts</text:span><text:tab/><text:tab/>1<text:span text:style-name="T74">8</text:span>/02/25</text:p>
      <text:p text:style-name="P233"/>
      <text:p text:style-name="P231">Co<text:span text:style-name="T58">ntinuem</text:span> amb la <text:a xlink:type="simple" xlink:href="https://paulinoposada.github.io/web_fred/web_fred_2425/apunts/unitat_2/fred_apunts_ud2_2_gs.pdf">unitat 2.2</text:a>.</text:p>
      <text:p text:style-name="P230"><text:s/></text:p>
      <text:p text:style-name="P232">Comentem exercici 7.1 selecció evaporador.</text:p>
      <text:p text:style-name="P232">Comentem exercici 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18T22:55:56.184070169</dc:date>
    <meta:editing-duration>PT2H4S</meta:editing-duration>
    <meta:editing-cycles>186</meta:editing-cycles>
    <meta:document-statistic meta:table-count="0" meta:image-count="0" meta:object-count="0" meta:page-count="12" meta:paragraph-count="271" meta:word-count="1535" meta:character-count="10277" meta:non-whitespace-character-count="8941"/>
  </office:meta>
</office:document-meta>
</file>